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.png</text:p>
          </table:table-cell>
          <table:table-cell office:value-type="float" office:value="800">
            <text:p>800</text:p>
          </table:table-cell>
          <table:table-cell office:value-type="float" office:value="1800">
            <text:p>1800</text:p>
          </table:table-cell>
          <table:table-cell office:value-type="float" office:value="15">
            <text:p>1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.5f</text:p>
          </table:table-cell>
          <table:table-cell office:value-type="string">
            <text:p>0.1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30f</text:p>
          </table:table-cell>
          <table:table-cell office:value-type="string">
            <text:p>0.1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3/23/2015</text:date>, <text:time>22:1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3T22:17:15.31</dc:date>
    <dc:creator>Wister </dc:creator>
    <meta:editing-duration>PT13M49S</meta:editing-duration>
    <meta:editing-cycles>14</meta:editing-cycles>
    <meta:document-statistic meta:table-count="1" meta:cell-count="42" meta:object-count="0"/>
  </office:meta>
</office:document-meta>
</file>